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Free 3 of 9 Extended" svg:font-family="'Free 3 of 9 Extended'" style:font-pitch="variable"/>
    <style:font-face style:name="Garuda" svg:font-family="Garuda" style:font-pitch="variable"/>
    <style:font-face style:name="Ubuntu" svg:font-family="Ubuntu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textarea-vertical-align="middle"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Liberation Sans1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style:font-name="Liberation Sans1"/>
    </style:style>
    <style:style style:name="T2" style:family="text">
      <style:text-properties style:text-underline-style="solid" style:text-underline-width="bold" style:text-underline-color="#cc0000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3.506cm" svg:x="1.411cm" svg:y="1.778cm" presentation:class="title" presentation:user-transformed="true">
          <draw:text-box>
            <text:p text:style-name="P1"><text:span text:style-name="T1">Conflict Free Document Editing with Different Technologies</text:span></text:p>
          </draw:text-box>
        </draw:frame>
        <draw:frame presentation:style-name="pr2" draw:layer="layout" svg:width="12.297cm" svg:height="12.179cm" svg:x="1.4cm" svg:y="5.842cm" presentation:class="outline" presentation:user-transformed="true">
          <draw:text-box>
            <text:list text:style-name="L2">
              <text:list-header>
                <text:p text:style-name="P2"><text:span text:style-name="T2">Conflict Free </text:span><text:span text:style-name="T2">Replicated Datatypes</text:span></text:p>
                <text:p text:style-name="P2"><text:span text:style-name="T3">(CRDT)</text:span></text:p>
              </text:list-header>
            </text:list>
          </draw:text-box>
        </draw:frame>
        <draw:frame presentation:style-name="pr2" draw:layer="layout" svg:width="12.297cm" svg:height="12.179cm" svg:x="14.373cm" svg:y="5.855cm" presentation:class="outline" presentation:user-transformed="true">
          <draw:text-box>
            <text:list text:style-name="L2">
              <text:list-header>
                <text:p text:style-name="P2"><text:span text:style-name="T2">Operational </text:span><text:span text:style-name="T2">Transforms</text:span></text:p>
                <text:p text:style-name="P2"><text:span text:style-name="T3">(OT)</text:span></text:p>
              </text:list-header>
            </text:list>
          </draw:text-box>
        </draw:frame>
        <draw:frame presentation:style-name="pr2" draw:text-style-name="P4" draw:layer="layout" svg:width="17.78cm" svg:height="4.559cm" svg:x="5.08cm" svg:y="15.253cm" presentation:class="outline" presentation:user-transformed="true">
          <draw:text-box>
            <text:list text:style-name="L2">
              <text:list-header>
                <text:p text:style-name="P3"><text:span text:style-name="T4">In different settings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layer="layout" svg:width="25.199cm" svg:height="3.506cm" svg:x="1.4cm" svg:y="1.828cm" presentation:class="title" presentation:user-transformed="true">
          <draw:text-box>
            <text:p>Workflow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Free 3 of 9 Extended" svg:font-family="'Free 3 of 9 Extended'" style:font-pitch="variable"/>
    <style:font-face style:name="Garuda" svg:font-family="Garuda" style:font-pitch="variable"/>
    <style:font-face style:name="Ubuntu" svg:font-family="Ubuntu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7T20:16:08.885199393</meta:creation-date>
    <dc:date>2017-01-27T20:54:14.805053167</dc:date>
    <meta:editing-duration>PT3M10S</meta:editing-duration>
    <meta:editing-cycles>2</meta:editing-cycles>
    <meta:generator>LibreOffice/4.2.8.2$Linux_X86_64 LibreOffice_project/420m0$Build-2</meta:generator>
    <meta:document-statistic meta:object-count="30"/>
  </office:meta>
</office:document-meta>
</file>